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159cm" svg:height="2.159cm" svg:x="1.889cm" svg:y="5.699cm">
          <text:p text:style-name="P1">Star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6" draw:id="id6" draw:layer="layout" svg:width="2.159cm" svg:height="2.159cm" svg:x="18.018cm" svg:y="5.699cm">
          <text:p text:style-name="P1">Finis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1.651cm" svg:height="1.651cm" svg:x="5.445cm" svg:y="5.953cm">
          <text:p text:style-name="P1">R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" draw:id="id3" draw:layer="layout" svg:width="1.651cm" svg:height="1.651cm" svg:x="8.239cm" svg:y="5.953cm">
          <text:p text:style-name="P1">R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1.651cm" svg:height="1.651cm" svg:x="11.033cm" svg:y="5.953cm">
          <text:p text:style-name="P1">R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5" draw:id="id5" draw:layer="layout" svg:width="1.651cm" svg:height="1.651cm" svg:x="15.224cm" svg:y="5.953cm">
          <text:p text:style-name="P1">R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4.048cm" svg:y1="6.779cm" svg:x2="5.445cm" svg:y2="6.779cm" draw:start-shape="id1" draw:start-glue-point="10" draw:end-shape="id2" draw:end-glue-point="6" svg:d="m4048 6779h1397" svg:viewBox="0 0 1398 1">
          <text:p/>
        </draw:connector>
        <draw:connector draw:style-name="gr2" draw:text-style-name="P1" draw:layer="layout" svg:x1="7.096cm" svg:y1="6.779cm" svg:x2="8.239cm" svg:y2="6.779cm" draw:start-shape="id2" draw:start-glue-point="10" draw:end-shape="id3" draw:end-glue-point="6" svg:d="m7096 6779h1143" svg:viewBox="0 0 1144 1">
          <text:p/>
        </draw:connector>
        <draw:connector draw:style-name="gr2" draw:text-style-name="P1" draw:layer="layout" svg:x1="9.89cm" svg:y1="6.779cm" svg:x2="11.033cm" svg:y2="6.779cm" draw:start-shape="id3" draw:start-glue-point="10" draw:end-shape="id4" draw:end-glue-point="6" svg:d="m9890 6779h1143" svg:viewBox="0 0 1144 1">
          <text:p/>
        </draw:connector>
        <draw:connector draw:style-name="gr2" draw:text-style-name="P1" draw:layer="layout" svg:x1="16.875cm" svg:y1="6.779cm" svg:x2="18.018cm" svg:y2="6.779cm" draw:start-shape="id5" draw:start-glue-point="10" draw:end-shape="id6" draw:end-glue-point="6" svg:d="m16875 6779h1143" svg:viewBox="0 0 1144 1">
          <text:p/>
        </draw:connector>
        <draw:connector draw:style-name="gr2" draw:text-style-name="P1" draw:layer="layout" draw:type="curve" svg:x1="6.271cm" svg:y1="5.953cm" svg:x2="3.477cm" svg:y2="5.714cm" draw:start-shape="id2" draw:start-glue-point="4" svg:d="m6271 5953c0-753-2794-633-2794-239" svg:viewBox="0 0 2795 552">
          <text:p/>
        </draw:connector>
        <draw:connector draw:style-name="gr2" draw:text-style-name="P1" draw:layer="layout" draw:type="curve" draw:line-skew="-0.326cm" svg:x1="9.065cm" svg:y1="5.953cm" svg:x2="2.969cm" svg:y2="5.699cm" draw:start-shape="id3" draw:start-glue-point="4" draw:end-shape="id1" draw:end-glue-point="4" svg:d="m9065 5953c0-1623-6096-1496-6096-254" svg:viewBox="0 0 6097 1203">
          <text:p/>
        </draw:connector>
        <draw:connector draw:style-name="gr2" draw:text-style-name="P1" draw:layer="layout" draw:type="curve" draw:line-skew="-1.596cm" svg:x1="11.859cm" svg:y1="5.953cm" svg:x2="2.519cm" svg:y2="5.7cm" draw:start-shape="id4" draw:start-glue-point="4" svg:d="m11859 5953c0-3147-9340-3020-9340-253" svg:viewBox="0 0 9341 2346">
          <text:p/>
        </draw:connector>
        <draw:connector draw:style-name="gr2" draw:text-style-name="P1" draw:layer="layout" draw:type="curve" draw:line-skew="-2.66cm" svg:x1="16.05cm" svg:y1="5.953cm" svg:x2="2.205cm" svg:y2="6.015cm" draw:start-shape="id5" draw:start-glue-point="4" draw:end-shape="id1" draw:end-glue-point="5" svg:d="m16050 5953c0-5124-13845-5155-13845 62" svg:viewBox="0 0 13846 3910">
          <text:p/>
        </draw:connector>
        <draw:frame draw:style-name="gr3" draw:text-style-name="P2" draw:layer="layout" svg:width="1.328cm" svg:height="1.348cm" svg:x="13.319cm" svg:y="5.875cm">
          <draw:text-box>
            <text:p><text:span text:style-name="T1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1T06:09:36.54</meta:creation-date>
    <dc:date>2013-06-21T06:43:46.28</dc:date>
    <meta:editing-duration>PT39S</meta:editing-duration>
    <meta:editing-cycles>2</meta:editing-cycles>
    <meta:generator>LibreOffice/4.0.2.2$Windows_x86 LibreOffice_project/4c82dcdd6efcd48b1d8bba66bfe1989deee49c3</meta:generator>
    <meta:document-statistic meta:object-count="15"/>
  </office:meta>
</office:document-meta>
</file>